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645DCA86321F48D6CD.png" manifest:media-type="image/png"/>
  <manifest:file-entry manifest:full-path="Pictures/1000081C00001BAC000026CE3939ED1EF82DBC60.svg" manifest:media-type="image/svg+xml"/>
  <manifest:file-entry manifest:full-path="Pictures/10000201000003CC000002250C4FE871D88D01D7.png" manifest:media-type="image/png"/>
  <manifest:file-entry manifest:full-path="Pictures/10000201000000EA000000CE28C39A025A9D8FCA.png" manifest:media-type="image/png"/>
  <manifest:file-entry manifest:full-path="Pictures/100002010000010C00000177686282EF5B31BDD1.png" manifest:media-type="image/png"/>
  <manifest:file-entry manifest:full-path="Pictures/100002010000047D0000026920AFAF4EE37C8734.png" manifest:media-type="image/png"/>
  <manifest:file-entry manifest:full-path="Pictures/100000000000006400000064C6E2AA9D37F263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05cm" fo:min-width="2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lemetry</text:p>
          </draw:text-box>
        </draw:frame>
        <draw:frame draw:style-name="gr1" draw:text-style-name="P1" draw:layer="layout" svg:width="27cm" svg:height="15.525cm" svg:x="0.4cm" svg:y="4.2cm">
          <draw:image xlink:href="Pictures/10000201000003CC000002250C4FE871D88D01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CV, again</text:p>
          </draw:text-box>
        </draw:frame>
        <draw:frame draw:style-name="gr1" draw:text-style-name="P1" draw:layer="layout" svg:width="6.19cm" svg:height="5.449cm" svg:x="3cm" svg:y="5.751cm">
          <draw:image xlink:href="Pictures/10000201000000EA000000CE28C39A025A9D8FCA.png" xlink:type="simple" xlink:show="embed" xlink:actuate="onLoad">
            <text:p/>
          </draw:image>
        </draw:frame>
        <draw:frame draw:style-name="gr1" draw:text-style-name="P1" draw:layer="layout" svg:width="16.2cm" svg:height="11.101cm" svg:x="10.4cm" svg:y="8.899cm">
          <draw:image xlink:href="Pictures/100002010000047D0000026920AFAF4EE37C8734.png" xlink:type="simple" xlink:show="embed" xlink:actuate="onLoad">
            <text:p/>
          </draw:image>
        </draw:frame>
        <draw:frame draw:style-name="gr3" draw:text-style-name="P3" draw:layer="layout" svg:width="10cm" svg:height="1.508cm" svg:x="13.4cm" svg:y="6.692cm">
          <draw:text-box>
            <text:p><text:span text:style-name="T1">Contour dete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R, etc</text:p>
          </draw:text-box>
        </draw:frame>
        <draw:frame draw:style-name="gr1" draw:text-style-name="P1" draw:layer="layout" svg:width="2.645cm" svg:height="2.645cm" svg:x="2cm" svg:y="3.755cm">
          <draw:image xlink:href="Pictures/100000000000006400000064C6E2AA9D37F263F8.png" xlink:type="simple" xlink:show="embed" xlink:actuate="onLoad">
            <text:p/>
          </draw:image>
        </draw:frame>
        <draw:frame draw:style-name="gr1" draw:text-style-name="P1" draw:layer="layout" svg:width="2.645cm" svg:height="2.645cm" svg:x="2cm" svg:y="7cm">
          <draw:image xlink:href="Pictures/1000000000000064000000645DCA86321F48D6CD.png" xlink:type="simple" xlink:show="embed" xlink:actuate="onLoad">
            <text:p/>
          </draw:image>
        </draw:frame>
        <draw:frame draw:style-name="gr4" draw:text-style-name="P4" draw:layer="layout" svg:width="1cm" svg:height="4.517cm" svg:x="2.8cm" svg:y="9.483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1" draw:text-style-name="P1" draw:layer="layout" svg:width="2.645cm" svg:height="2.645cm" svg:x="2cm" svg:y="14.755cm">
          <draw:image xlink:href="Pictures/100000000000006400000064C6E2AA9D37F263F8.png" xlink:type="simple" xlink:show="embed" xlink:actuate="onLoad">
            <text:p/>
          </draw:image>
        </draw:frame>
        <draw:custom-shape draw:style-name="gr5" draw:text-style-name="P1" draw:layer="layout" svg:width="3.4cm" svg:height="0.6cm" svg:x="5.4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4.2cm" svg:height="1.673cm" svg:x="9.6cm" svg:y="9.4cm">
          <draw:text-box>
            <text:p>BASE64</text:p>
            <text:p>string</text:p>
          </draw:text-box>
        </draw:frame>
        <draw:custom-shape draw:style-name="gr5" draw:text-style-name="P1" draw:layer="layout" svg:width="3.4cm" svg:height="0.6cm" svg:x="13.2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2.8cm" svg:height="1.673cm" svg:x="17cm" svg:y="9.6cm">
          <draw:text-box>
            <text:p>Python</text:p>
            <text:p>code</text:p>
          </draw:text-box>
        </draw:frame>
        <draw:custom-shape draw:style-name="gr5" draw:text-style-name="P1" draw:layer="layout" svg:width="3.4cm" svg:height="0.6cm" svg:x="20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973cm" svg:height="5.456cm" svg:x="23.8cm" svg:y="7.944cm">
          <draw:image xlink:href="Pictures/1000081C00001BAC000026CE3939ED1EF82DBC60.svg" xlink:type="simple" xlink:show="embed" xlink:actuate="onLoad">
            <text:p/>
          </draw:image>
          <draw:image xlink:href="Pictures/100002010000010C00000177686282EF5B31BDD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8:23:09.434338264</meta:creation-date>
    <dc:date>2016-10-11T19:42:50.640362114</dc:date>
    <meta:editing-duration>PT1H9M29S</meta:editing-duration>
    <meta:editing-cycles>6</meta:editing-cycles>
    <meta:generator>LibreOffice/5.1.4.2$Linux_X86_64 LibreOffice_project/10m0$Build-2</meta:generator>
    <meta:document-statistic meta:object-count="44"/>
  </office:meta>
</office:document-meta>
</file>